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3.726cm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0.2cm"/>
    </style:style>
    <style:style style:name="gr5" style:family="graphic" style:parent-style-name="objectwithoutfill">
      <style:graphic-properties svg:stroke-width="0.035cm" draw:marker-start="" draw:marker-start-width="0.252cm" draw:marker-end="Rounded_20_large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4.39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5.39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9.438cm" fo:min-width="18.28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38cm" fo:min-width="5.726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6.738cm" fo:min-width="18.288cm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5pt"/>
    </style:style>
    <style:style style:name="P5" style:family="paragraph">
      <style:paragraph-properties fo:text-align="center"/>
      <style:text-properties fo:font-size="15pt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loext:graphic-properties draw:fill="none" draw:fill-color="#ffffff"/>
      <style:text-properties fo:font-size="24pt" fo:background-color="#fff200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24pt" fo:background-color="#fff200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6cm" svg:height="1.673cm" svg:x="2.6cm" svg:y="2.9cm">
          <draw:text-box>
            <text:p text:style-name="P1">Page Accueil</text:p>
            <text:p text:style-name="P1"/>
          </draw:text-box>
        </draw:frame>
        <draw:custom-shape draw:style-name="gr2" draw:text-style-name="P3" draw:layer="layout" svg:width="4.438cm" svg:height="1.1cm" svg:x="2.562cm" svg:y="2.9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cm" svg:y1="4.1cm" svg:x2="4.3cm" svg:y2="10.4cm">
          <text:p/>
        </draw:line>
        <draw:custom-shape draw:style-name="gr4" draw:text-style-name="P5" draw:layer="layout" svg:width="0.7cm" svg:height="2.2cm" svg:x="4cm" svg:y="4.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cm" svg:y1="5.7cm" svg:x2="9.5cm" svg:y2="5.7cm">
          <text:p/>
        </draw:line>
        <draw:frame draw:style-name="gr6" draw:text-style-name="P2" draw:layer="layout" svg:width="5.185cm" svg:height="1.673cm" svg:x="7.615cm" svg:y="3.134cm">
          <draw:text-box>
            <text:p text:style-name="P1">Page Connexion</text:p>
          </draw:text-box>
        </draw:frame>
        <draw:custom-shape draw:style-name="gr7" draw:text-style-name="P3" draw:layer="layout" svg:width="5.102cm" svg:height="1.1cm" svg:x="7.598cm" svg:y="3.03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98cm" svg:y1="3.834cm" svg:x2="10cm" svg:y2="10.2cm">
          <text:p/>
        </draw:line>
        <draw:custom-shape draw:style-name="gr4" draw:text-style-name="P5" draw:layer="layout" svg:width="0.7cm" svg:height="2.2cm" svg:x="9.598cm" svg:y="4.634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3.046cm" svg:height="0.839cm" svg:x="4.774cm" svg:y="4.638cm">
          <draw:text-box>
            <text:p text:style-name="P6">Connexion</text:p>
          </draw:text-box>
        </draw:frame>
        <draw:custom-shape draw:style-name="gr4" draw:text-style-name="P5" draw:layer="layout" svg:width="0.7cm" svg:height="2.2cm" svg:x="9.698cm" svg:y="7.434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998cm" svg:y1="8.434cm" svg:x2="14.398cm" svg:y2="8.434cm">
          <text:p/>
        </draw:line>
        <draw:frame draw:style-name="gr8" draw:text-style-name="P7" draw:layer="layout" svg:width="3.614cm" svg:height="0.962cm" svg:x="10.586cm" svg:y="7.238cm">
          <draw:text-box>
            <text:p text:style-name="P6">Connexion</text:p>
          </draw:text-box>
        </draw:frame>
        <draw:frame draw:style-name="gr6" draw:text-style-name="P2" draw:layer="layout" svg:width="6.285cm" svg:height="1.673cm" svg:x="12.915cm" svg:y="5.672cm">
          <draw:text-box>
            <text:p text:style-name="P1">Page Administration</text:p>
          </draw:text-box>
        </draw:frame>
        <draw:custom-shape draw:style-name="gr9" draw:text-style-name="P3" draw:layer="layout" svg:width="6.102cm" svg:height="1.1cm" svg:x="12.798cm" svg:y="5.53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61cm" svg:y1="6.673cm" svg:x2="14.6cm" svg:y2="10.6cm">
          <text:p/>
        </draw:line>
        <draw:frame draw:style-name="gr1" draw:text-style-name="P8" draw:layer="layout" svg:width="4.261cm" svg:height="1.195cm" svg:x="1.2cm" svg:y="1.4cm">
          <draw:text-box>
            <text:p><text:span text:style-name="T1">Utilisateur</text:span></text:p>
          </draw:text-box>
        </draw:frame>
        <draw:custom-shape draw:style-name="gr10" draw:text-style-name="P9" draw:layer="layout" svg:width="19cm" svg:height="9.9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132cm" svg:height="1.673cm" svg:x="2.6cm" svg:y="13.4cm">
          <draw:text-box>
            <text:p text:style-name="P1">Page Administration</text:p>
            <text:p text:style-name="P1"/>
          </draw:text-box>
        </draw:frame>
        <draw:custom-shape draw:style-name="gr11" draw:text-style-name="P3" draw:layer="layout" svg:width="6.438cm" svg:height="1.1cm" svg:x="2.562cm" svg:y="13.4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cm" svg:y1="14.6cm" svg:x2="4.3cm" svg:y2="28.2cm">
          <text:p/>
        </draw:line>
        <draw:custom-shape draw:style-name="gr4" draw:text-style-name="P5" draw:layer="layout" svg:width="0.7cm" svg:height="2.2cm" svg:x="4cm" svg:y="15.1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cm" svg:y1="16.2cm" svg:x2="10.6cm" svg:y2="16.2cm">
          <text:p/>
        </draw:line>
        <draw:frame draw:style-name="gr1" draw:text-style-name="P7" draw:layer="layout" svg:width="4.642cm" svg:height="0.839cm" svg:x="4.774cm" svg:y="15.138cm">
          <draw:text-box>
            <text:p text:style-name="P6">Sélection marque</text:p>
          </draw:text-box>
        </draw:frame>
        <draw:frame draw:style-name="gr1" draw:text-style-name="P8" draw:layer="layout" svg:width="10.713cm" svg:height="1.195cm" svg:x="1.2cm" svg:y="11.9cm">
          <draw:text-box>
            <text:p><text:span text:style-name="T1">Administrateur / Rédactrice</text:span></text:p>
          </draw:text-box>
        </draw:frame>
        <draw:custom-shape draw:style-name="gr12" draw:text-style-name="P9" draw:layer="layout" svg:width="19cm" svg:height="17.2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cm" svg:height="2.2cm" svg:x="4cm" svg:y="17.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4cm" svg:y1="18.9cm" svg:x2="10.6cm" svg:y2="18.9cm">
          <text:p/>
        </draw:line>
        <draw:frame draw:style-name="gr1" draw:text-style-name="P7" draw:layer="layout" svg:width="5.18cm" svg:height="0.839cm" svg:x="4.774cm" svg:y="17.838cm">
          <draw:text-box>
            <text:p text:style-name="P6">Sélection téléphone</text:p>
          </draw:text-box>
        </draw:frame>
        <draw:frame draw:style-name="gr1" draw:text-style-name="P2" draw:layer="layout" svg:width="6.132cm" svg:height="1.673cm" svg:x="2.6cm" svg:y="13.401cm">
          <draw:text-box>
            <text:p text:style-name="P1">Page Administration</text:p>
            <text:p text:style-name="P1"/>
          </draw:text-box>
        </draw:frame>
        <draw:custom-shape draw:style-name="gr4" draw:text-style-name="P5" draw:layer="layout" svg:width="0.7cm" svg:height="2.2cm" svg:x="4cm" svg:y="15.101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4.642cm" svg:height="0.839cm" svg:x="4.774cm" svg:y="15.139cm">
          <draw:text-box>
            <text:p text:style-name="P6">Sélection marque</text:p>
          </draw:text-box>
        </draw:frame>
        <draw:custom-shape draw:style-name="gr4" draw:text-style-name="P5" draw:layer="layout" svg:width="0.7cm" svg:height="2.2cm" svg:x="4cm" svg:y="17.801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5.18cm" svg:height="0.839cm" svg:x="4.774cm" svg:y="17.839cm">
          <draw:text-box>
            <text:p text:style-name="P6">Sélection téléphone</text:p>
          </draw:text-box>
        </draw:frame>
        <draw:frame draw:style-name="gr1" draw:text-style-name="P2" draw:layer="layout" svg:width="6.132cm" svg:height="1.673cm" svg:x="9.3cm" svg:y="13.299cm">
          <draw:text-box>
            <text:p text:style-name="P1">Page Administration</text:p>
            <text:p text:style-name="P1"/>
          </draw:text-box>
        </draw:frame>
        <draw:custom-shape draw:style-name="gr4" draw:text-style-name="P5" draw:layer="layout" svg:width="0.7cm" svg:height="2.2cm" svg:x="10.7cm" svg:y="14.9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cm" svg:height="2.2cm" svg:x="10.7cm" svg:y="17.69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132cm" svg:height="1.673cm" svg:x="9.3cm" svg:y="13.3cm">
          <draw:text-box>
            <text:p text:style-name="P1">Page Administration</text:p>
            <text:p text:style-name="P1"/>
          </draw:text-box>
        </draw:frame>
        <draw:custom-shape draw:style-name="gr4" draw:text-style-name="P5" draw:layer="layout" svg:width="0.7cm" svg:height="2.2cm" svg:x="10.7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cm" svg:height="2.2cm" svg:x="10.7cm" svg:y="17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438cm" svg:height="1.1cm" svg:x="9.362cm" svg:y="13.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1cm" svg:y1="14.3cm" svg:x2="11.1cm" svg:y2="27.9cm">
          <text:p/>
        </draw:line>
        <draw:custom-shape draw:style-name="gr4" draw:text-style-name="P5" draw:layer="layout" svg:width="0.7cm" svg:height="2.2cm" svg:x="10.7cm" svg:y="20.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1cm" svg:y1="21.3cm" svg:x2="17.3cm" svg:y2="21.3cm">
          <text:p/>
        </draw:line>
        <draw:frame draw:style-name="gr13" draw:text-style-name="P7" draw:layer="layout" svg:width="5.526cm" svg:height="2.015cm" svg:x="11.674cm" svg:y="20cm">
          <draw:text-box>
            <text:p text:style-name="P6">Ajout / Suppression marque</text:p>
          </draw:text-box>
        </draw:frame>
        <draw:custom-shape draw:style-name="gr4" draw:text-style-name="P5" draw:layer="layout" svg:width="0.7cm" svg:height="2.2cm" svg:x="10.7cm" svg:y="22.9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1cm" svg:y1="24cm" svg:x2="17.3cm" svg:y2="24cm">
          <text:p/>
        </draw:line>
        <draw:frame draw:style-name="gr1" draw:text-style-name="P7" draw:layer="layout" svg:width="5.116cm" svg:height="1.427cm" svg:x="11.7cm" svg:y="22.6cm">
          <draw:text-box>
            <text:p text:style-name="P6">Ajout / Suppression</text:p>
            <text:p text:style-name="P6">téléphone</text:p>
          </draw:text-box>
        </draw:frame>
        <draw:custom-shape draw:style-name="gr4" draw:text-style-name="P5" draw:layer="layout" svg:width="0.7cm" svg:height="2.2cm" svg:x="10.7cm" svg:y="20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cm" svg:height="2.2cm" svg:x="10.7cm" svg:y="22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cm" svg:height="2.2cm" svg:x="10.7cm" svg:y="25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1cm" svg:y1="26.6cm" svg:x2="17.3cm" svg:y2="26.6cm">
          <text:p/>
        </draw:line>
        <draw:frame draw:style-name="gr13" draw:text-style-name="P7" draw:layer="layout" svg:width="5.526cm" svg:height="2.015cm" svg:x="11.674cm" svg:y="25.3cm">
          <draw:text-box>
            <text:p text:style-name="P6">Ajout / Suppression prix téléphone</text:p>
          </draw:text-box>
        </draw:frame>
        <draw:custom-shape draw:style-name="gr4" draw:text-style-name="P5" draw:layer="layout" svg:width="0.7cm" svg:height="2.2cm" svg:x="10.7cm" svg:y="25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102cm" svg:height="1.1cm" svg:x="13.698cm" svg:y="1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102cm" svg:height="1.1cm" svg:x="12.798cm" svg:y="5.534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5.112cm" svg:height="0.962cm" svg:x="13.888cm" svg:y="18.738cm">
          <draw:text-box>
            <text:p text:style-name="P10"><text:span text:style-name="T2">Base de donnée</text:span></text:p>
          </draw:text-box>
        </draw:frame>
        <draw:line draw:style-name="gr3" draw:text-style-name="P4" draw:layer="layout" svg:x1="17.3cm" svg:y1="20cm" svg:x2="17.3cm" svg:y2="2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21:28:07.292000000</meta:creation-date>
    <dc:date>2019-06-13T21:41:39.414000000</dc:date>
    <meta:editing-duration>PT2M51S</meta:editing-duration>
    <meta:editing-cycles>1</meta:editing-cycles>
    <meta:document-statistic meta:object-count="58"/>
    <meta:generator>LibreOffice/6.0.6.2$Windows_X86_64 LibreOffice_project/0c292870b25a325b5ed35f6b45599d2ea4458e77</meta:generator>
  </office:meta>
</office:document-meta>
</file>